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85ffd" style:font-name-asian="OzHandicraft BT" style:font-size-asian="14pt" style:font-name-complex="OzHandicraft BT" style:font-size-complex="14pt"/>
    </style:style>
    <style:style style:name="P24" style:family="paragraph">
      <loext:graphic-properties draw:fill-color="#ff3333"/>
      <style:paragraph-properties fo:text-align="center"/>
      <style:text-properties fo:font-size="12pt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054f4"/>
    </style:style>
    <style:style style:name="T15" style:family="text">
      <style:text-properties officeooo:rsid="002904f9"/>
    </style:style>
    <style:style style:name="T16" style:family="text">
      <style:text-properties officeooo:rsid="002c0ac0"/>
    </style:style>
    <style:style style:name="T17" style:family="text">
      <style:text-properties officeooo:rsid="0030a026"/>
    </style:style>
    <style:style style:name="T18" style:family="text">
      <style:text-properties officeooo:rsid="00321b27"/>
    </style:style>
    <style:style style:name="T19" style:family="text">
      <style:text-properties officeooo:rsid="0037986e"/>
    </style:style>
    <style:style style:name="T20" style:family="text">
      <style:text-properties officeooo:rsid="0039da1f"/>
    </style:style>
    <style:style style:name="T21" style:family="text">
      <style:text-properties officeooo:rsid="003b9ee7"/>
    </style:style>
    <style:style style:name="T22" style:family="text">
      <style:text-properties officeooo:rsid="00403c20"/>
    </style:style>
    <style:style style:name="T23" style:family="text">
      <style:text-properties officeooo:rsid="00406084"/>
    </style:style>
    <style:style style:name="T24" style:family="text">
      <style:text-properties officeooo:rsid="0047f2f4"/>
    </style:style>
    <style:style style:name="T25" style:family="text">
      <style:text-properties officeooo:rsid="0047f388"/>
    </style:style>
    <style:style style:name="T26" style:family="text">
      <style:text-properties officeooo:rsid="00485ffd"/>
    </style:style>
    <style:style style:name="T27" style:family="text">
      <style:text-properties officeooo:rsid="00497330"/>
    </style:style>
    <style:style style:name="T28" style:family="text">
      <style:text-properties officeooo:rsid="004b1110"/>
    </style:style>
    <style:style style:name="T29" style:family="text">
      <style:text-properties officeooo:rsid="004b6c23"/>
    </style:style>
    <style:style style:name="T30" style:family="text">
      <style:text-properties officeooo:rsid="004ca1b0"/>
    </style:style>
    <style:style style:name="T31" style:family="text">
      <style:text-properties officeooo:rsid="004d7048"/>
    </style:style>
    <style:style style:name="T32" style:family="text">
      <style:text-properties officeooo:rsid="004f18b9"/>
    </style:style>
    <style:style style:name="T33" style:family="text">
      <style:text-properties officeooo:rsid="004ff83f"/>
    </style:style>
    <style:style style:name="T34" style:family="text">
      <style:text-properties officeooo:rsid="0052550a"/>
    </style:style>
    <style:style style:name="T35" style:family="text">
      <style:text-properties officeooo:rsid="0053228e"/>
    </style:style>
    <style:style style:name="T36" style:family="text">
      <style:text-properties officeooo:rsid="00541101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8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27">Stout</text:span> <text:s text:c="63"/></text:p>
      <text:p text:style-name="P9">Brew Date: <text:s text:c="4"/><text:span text:style-name="T24">Dec 9 ‘19</text:span> <text:s text:c="61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5" svg:x1="1.543cm" svg:y1="0.624cm" svg:x2="1.622cm" svg:y2="6.577cm"><text:p/></draw:line><draw:line text:anchor-type="paragraph" draw:z-index="5" draw:style-name="gr2" draw:text-style-name="P25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<text:span text:style-name="T28">20</text:span> <text:s text:c="5"/># <text:s text:c="5"/>Pale</text:p>
      <text:p text:style-name="P11"><text:span text:style-name="T28">1</text:span> <text:s text:c="8"/># <text:s text:c="5"/><text:span text:style-name="T28">Black Patnt</text:span></text:p>
      <text:p text:style-name="P10"><draw:custom-shape text:anchor-type="paragraph" draw:z-index="2" draw:style-name="gr1" draw:text-style-name="P24" svg:width="0.586cm" svg:height="0.532cm" svg:x="16.254cm" svg:y="0.04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2 <text:s text:c="9"/># <text:s text:c="5"/>Wheat</text:p>
      <text:p text:style-name="P10">1 <text:s text:c="8"/># <text:s text:c="6"/><text:span text:style-name="T28">Chocolate malt</text:span></text:p>
      <text:p text:style-name="P10"><text:span text:style-name="T28">1</text:span> <text:s text:c="8"/><text:span text:style-name="T28">#</text:span> <text:s text:c="6"/><text:span text:style-name="T28">Flaked Barley</text:span>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9"><draw:line text:anchor-type="paragraph" draw:z-index="4" draw:style-name="gr2" draw:text-style-name="P25" svg:x1="1.623cm" svg:y1="0.626cm" svg:x2="1.702cm" svg:y2="0.6cm"><text:p/></draw:line><text:s text:c="5"/>Irish Moss</text:p>
      <text:p text:style-name="P20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25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5" svg:x1="2.549cm" svg:y1="0.012cm" svg:x2="2.628cm" svg:y2="3.452cm"><text:p/></draw:line><text:s text:c="3"/><text:span text:style-name="T28">45 <text:s text:c="2"/>g <text:s text:c="4"/>NB</text:span> <text:s text:c="22"/><text:span text:style-name="T20">60 min</text:span></text:p>
      <text:p text:style-name="P2"><text:s text:c="4"/><text:span text:style-name="T28">45</text:span><text:span text:style-name="T11">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 text:c="5"/></text:p>
      <text:p text:style-name="P12">Racked: <text:s text:c="6"/><text:tab/><text:tab/><text:tab/><text:tab/><text:tab/><text:tab/></text:p>
      <text:p text:style-name="P12">Racked: <text:s text:c="3"/></text:p>
      <text:p text:style-name="P12">Bottled: <text:tab/> <text:span text:style-name="T19"><text:s/></text:span><text:tab/><text:tab/><text:tab/><text:tab/></text:p>
      <text:p text:style-name="P14">Kegged: <text:s text:c="2"/><text:span text:style-name="T19"><text:s text:c="2"/>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/>
      <text:p text:style-name="P12"/>
      <text:p text:style-name="P12"><draw:frame draw:style-name="fr3" draw:name="Object2" text:anchor-type="paragraph" svg:x="8.992cm" svg:y="0.123cm" svg:width="11.957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25">6:45am </text:span></text:p>
      <text:p text:style-name="P12">Fill mash tun: <text:s/><text:span text:style-name="T20">sat</text:span></text:p>
      <text:p text:style-name="P12">Fill sparge kettle: <text:s/><text:span text:style-name="T20">Sat</text:span><text:tab/><text:tab/></text:p>
      <text:p text:style-name="P15">Fire burners: <text:span text:style-name="T26">6:45am</text:span></text:p>
      <text:p text:style-name="P15">Heat Mash Tun : Target Temp: <text:span text:style-name="T15">68</text:span> <text:s text:c="3"/></text:p>
      <text:p text:style-name="P12">Heat Sparge Kettle: Target Temp: <text:span text:style-name="T15">72</text:span></text:p>
      <text:p text:style-name="P12">Target Temp (Mash): <text:span text:style-name="T15">68</text:span></text:p>
      <text:p text:style-name="P12">Grind grain: <text:s/><text:span text:style-name="T26">7:21-7:41</text:span> <text:span text:style-name="T21">am</text:span></text:p>
      <text:p text:style-name="P12">sparge temp: <text:span text:style-name="T16">72</text:span></text:p>
      <text:p text:style-name="P12">Strike Temp: <text:span text:style-name="T29">68</text:span></text:p>
      <text:p text:style-name="P12">pump temp: <text:s/><text:span text:style-name="T29">69.9</text:span></text:p>
      <text:p text:style-name="P12">Mash in: <text:span text:style-name="T29">66.9</text:span></text:p>
      <text:p text:style-name="P12">Mash: Duration: <text:s text:c="2"/><text:span text:style-name="T12">90</text:span> <text:s text:c="4"/>minutes <text:s text:c="7"/></text:p>
      <text:p text:style-name="P12">Start: <text:s/><text:span text:style-name="T29">8:05am</text:span> <text:s text:c="5"/>Finish:<text:span text:style-name="T29">9:35am</text:span></text:p>
      <text:p text:style-name="P12">Heat (to deactivate enzymes)<text:tab/><text:tab/></text:p>
      <text:p text:style-name="P23">Target Temp: <text:span text:style-name="T16">75.5</text:span> <text:s text:c="2"/></text:p>
      <text:p text:style-name="P23">Start: <text:span text:style-name="T29">9:35am</text:span> <text:s text:c="2"/></text:p>
      <text:p text:style-name="P12">Finish: <text:s text:c="2"/><text:span text:style-name="T30">9:55</text:span></text:p>
      <text:p text:style-name="P12">Heat Sparge H20 (Target<text:span text:style-name="T26">81</text:span>◦) <text:s text:c="7"/></text:p>
      <text:p text:style-name="P12">Sparge: Start: <text:s/><text:span text:style-name="T31">10am</text:span></text:p>
      <text:p text:style-name="P12">Finish:<text:span text:style-name="T33">10:35</text:span></text:p>
      <text:p text:style-name="P12">Wort collected: <text:s text:c="2"/><text:span text:style-name="T13">full kettle </text:span></text:p>
      <text:p text:style-name="P12">Boil : Burner On: <text:s/><text:span text:style-name="T32">10:10</text:span></text:p>
      <text:p text:style-name="P12">Rolling Boil: <text:span text:style-name="T34">11am</text:span></text:p>
      <text:p text:style-name="P17">Hops In: <text:span text:style-name="T34">11:30am</text:span> <text:s text:c="2"/><text:span text:style-name="T18">Whirlflock in: 12:14pm</text:span></text:p>
      <text:p text:style-name="P17">Hops in : <text:span text:style-name="T34">12:15pm</text:span> </text:p>
      <text:p text:style-name="P12">Duration: 90 min <text:s/>Start: <text:s/><text:span text:style-name="T34">11am</text:span></text:p>
      <text:p text:style-name="P12">Finish: <text:s/><text:span text:style-name="T34">12:30</text:span> </text:p>
      <text:p text:style-name="P16">Burner Off: <text:span text:style-name="T34">12:30</text:span></text:p>
      <text:p text:style-name="P16">Rest 15 min <text:s text:c="7"/></text:p>
      <text:p text:style-name="P12">Pump and chill: <text:s text:c="3"/></text:p>
      <text:p text:style-name="P12">Start: <text:s/><text:span text:style-name="T34">12:45</text:span> <text:s text:c="4"/>Finish: <text:s/><text:span text:style-name="T36">1:05</text:span> <text:s/><text:span text:style-name="T14">pm</text:span></text:p>
      <text:p text:style-name="P12">OG : <text:s/><text:span text:style-name="T35">1.064</text:span> </text:p>
      <text:p text:style-name="P13">Yeast: <text:span text:style-name="T35">Nottingham</text:span></text:p>
      <text:p text:style-name="P12">Irish Moss</text:p>
      <text:p text:style-name="P5"/>
      <text:p text:style-name="P5"/>
      <text:p text:style-name="P5"/>
      <text:p text:style-name="P5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9T13:10:01.048742334</dc:date>
    <meta:editing-duration>PT15H33M26S</meta:editing-duration>
    <meta:editing-cycles>38</meta:editing-cycles>
    <meta:document-statistic meta:table-count="0" meta:image-count="0" meta:object-count="3" meta:page-count="2" meta:paragraph-count="63" meta:word-count="196" meta:character-count="2441" meta:non-whitespace-character-count="9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57cm" svg:height="8.999cm" xlink:href="." xlink:type="simple" chart:class="chart:line" chart:style-name="ch1">
        <chart:title svg:x="4.392cm" svg:y="0.315cm" chart:style-name="ch2">
          <text:p>Stout Dec 9'19</text:p>
        </chart:title>
        <chart:legend chart:legend-position="end" svg:x="9.258cm" svg:y="3.693cm" style:legend-expansion="high" chart:style-name="ch3"/>
        <chart:plot-area chart:style-name="ch4" chart:data-source-has-labels="both" svg:x="0.777cm" svg:y="1.297cm" svg:width="8.779cm" svg:height="6.773cm">
          <chartooo:coordinate-region svg:x="1.639cm" svg:y="1.5cm" svg:width="7.917cm" svg:height="5.318cm"/>
          <chart:axis chart:dimension="x" chart:name="primary-x" chart:style-name="ch5" chartooo:axis-type="auto">
            <chartooo:date-scale/>
            <chart:title svg:x="4.823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.1">
                <text:p>71.1</text:p>
              </table:table-cell>
              <table:table-cell office:value-type="float" office:value="65.6">
                <text:p>65.6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7">
                <text:p>71.7</text:p>
              </table:table-cell>
              <table:table-cell office:value-type="float" office:value="68.8">
                <text:p>68.8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3">
                <text:p>70.3</text:p>
              </table:table-cell>
              <table:table-cell office:value-type="float" office:value="68.7">
                <text:p>68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9">
                <text:p>68.9</text:p>
              </table:table-cell>
              <table:table-cell office:value-type="float" office:value="68.5">
                <text:p>68.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5">
                <text:p>71.5</text:p>
              </table:table-cell>
              <table:table-cell office:value-type="float" office:value="68">
                <text:p>6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3">
                <text:p>71.3</text:p>
              </table:table-cell>
              <table:table-cell office:value-type="float" office:value="67.9">
                <text:p>67.9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8">
                <text:p>71.8</text:p>
              </table:table-cell>
              <table:table-cell office:value-type="float" office:value="67.9">
                <text:p>67.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2">
                <text:p>72.2</text:p>
              </table:table-cell>
              <table:table-cell office:value-type="float" office:value="68.1">
                <text:p>68.1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3">
                <text:p>72.3</text:p>
              </table:table-cell>
              <table:table-cell office:value-type="float" office:value="68.3">
                <text:p>68.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3">
                <text:p>78.3</text:p>
              </table:table-cell>
              <table:table-cell office:value-type="float" office:value="72.1">
                <text:p>72.1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.1">
                <text:p>82.1</text:p>
              </table:table-cell>
              <table:table-cell office:value-type="float" office:value="75.5">
                <text:p>75.5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